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FB849EEA078823E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Symbol1" svg:font-family="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RecipeIngredients">
      <style:text-properties fo:font-size="12pt" fo:font-style="italic" style:text-underline-style="solid" style:text-underline-width="auto" style:text-underline-color="font-color" fo:font-weight="bold" officeooo:paragraph-rsid="001d5005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HeadingRecipeIngredients">
      <style:text-properties fo:font-size="12pt" fo:font-style="italic" style:text-underline-style="solid" style:text-underline-width="auto" style:text-underline-color="font-color" fo:font-weight="bold" officeooo:paragraph-rsid="002c45cf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BodyIngredients">
      <style:text-properties fo:font-style="italic" officeooo:paragraph-rsid="001e89a1" style:font-style-asian="italic" style:font-style-complex="italic"/>
    </style:style>
    <style:style style:name="P4" style:family="paragraph" style:parent-style-name="TextBodyIngredients">
      <style:text-properties officeooo:paragraph-rsid="001d5005"/>
    </style:style>
    <style:style style:name="P5" style:family="paragraph" style:parent-style-name="TextBodyIngredients">
      <style:text-properties officeooo:paragraph-rsid="001e89a1"/>
    </style:style>
    <style:style style:name="P6" style:family="paragraph" style:parent-style-name="TextBodyIngredients">
      <style:text-properties officeooo:rsid="002a84e7" officeooo:paragraph-rsid="002a84e7"/>
    </style:style>
    <style:style style:name="P7" style:family="paragraph" style:parent-style-name="TextBodyIngredients">
      <style:text-properties officeooo:paragraph-rsid="002c45cf"/>
    </style:style>
    <style:style style:name="P8" style:family="paragraph" style:parent-style-name="TextBodyIngredients">
      <style:text-properties officeooo:rsid="002c45cf" officeooo:paragraph-rsid="002c45cf"/>
    </style:style>
    <style:style style:name="P9" style:family="paragraph" style:parent-style-name="TextBodyIngredients">
      <style:text-properties officeooo:rsid="002ce674" officeooo:paragraph-rsid="002ce674"/>
    </style:style>
    <style:style style:name="P10" style:family="paragraph" style:parent-style-name="HeadingRecipeInstructions">
      <style:text-properties officeooo:paragraph-rsid="001d5005"/>
    </style:style>
    <style:style style:name="P11" style:family="paragraph" style:parent-style-name="HeadingRecipeInstructions">
      <style:text-properties officeooo:paragraph-rsid="001e89a1"/>
    </style:style>
    <style:style style:name="P12" style:family="paragraph" style:parent-style-name="HeadingRecipeInstructions">
      <style:text-properties officeooo:paragraph-rsid="002c45cf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4" style:family="paragraph" style:parent-style-name="HeadingRecipeHints">
      <style:text-properties officeooo:paragraph-rsid="001d5005"/>
    </style:style>
    <style:style style:name="P15" style:family="paragraph" style:parent-style-name="HeadingRecipeHints">
      <style:text-properties officeooo:paragraph-rsid="001e89a1"/>
    </style:style>
    <style:style style:name="P16" style:family="paragraph" style:parent-style-name="HeadingRecipeHints">
      <style:text-properties officeooo:paragraph-rsid="002c45cf"/>
    </style:style>
    <style:style style:name="P17" style:family="paragraph" style:parent-style-name="HeadingRecipe" style:master-page-name="RecipeHalfPageStyle">
      <style:paragraph-properties style:page-number="auto"/>
    </style:style>
    <style:style style:name="P18" style:family="paragraph" style:parent-style-name="HeadingRecipe" style:master-page-name="RecipeHalfPageStyle">
      <style:paragraph-properties style:page-number="auto" fo:break-before="page"/>
    </style:style>
    <style:style style:name="P19" style:family="paragraph" style:parent-style-name="HeadingRecipe" style:master-page-name="RecipeHalfPageStyle">
      <style:paragraph-properties style:page-number="auto" fo:break-before="page"/>
      <style:text-properties officeooo:paragraph-rsid="001d5005"/>
    </style:style>
    <style:style style:name="P20" style:family="paragraph" style:parent-style-name="HeadingRecipe" style:master-page-name="RecipeHalfPageStyle">
      <style:paragraph-properties style:page-number="auto" fo:break-before="page"/>
      <style:text-properties officeooo:rsid="002c45cf" officeooo:paragraph-rsid="002c45cf"/>
    </style:style>
    <style:style style:name="P21" style:family="paragraph" style:parent-style-name="HeadingRecipe" style:master-page-name="RecipeHalfPageStyle">
      <style:paragraph-properties style:page-number="auto" fo:break-before="page"/>
      <style:text-properties officeooo:paragraph-rsid="001e89a1"/>
    </style:style>
    <style:style style:name="P22" style:family="paragraph" style:parent-style-name="TextInstructionsNumbered" style:list-style-name="WW8Num2"/>
    <style:style style:name="P23" style:family="paragraph" style:parent-style-name="TextInstructionsNumbered" style:list-style-name="WW8Num2">
      <style:text-properties officeooo:paragraph-rsid="001d5005"/>
    </style:style>
    <style:style style:name="P24" style:family="paragraph" style:parent-style-name="TextInstructionsNumbered" style:list-style-name="WW8Num2">
      <style:text-properties officeooo:paragraph-rsid="001e89a1"/>
    </style:style>
    <style:style style:name="P25" style:family="paragraph" style:parent-style-name="TextInstructionsNumbered" style:list-style-name="WW8Num2">
      <style:text-properties officeooo:rsid="002c45cf" officeooo:paragraph-rsid="002c45cf"/>
    </style:style>
    <style:style style:name="T1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style:use-window-font-color="true" fo:font-size="12pt" fo:language="en" fo:country="US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3" style:family="text">
      <style:text-properties style:use-window-font-color="true" style:font-name="Times New Roman" fo:font-size="12pt" fo:language="en" fo:country="US" fo:font-weight="normal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style:use-window-font-color="true" style:font-name="Times New Roman" fo:font-size="12pt" fo:language="en" fo:country="US" fo:font-weight="normal" officeooo:rsid="0010ffca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style:use-window-font-color="true" style:font-name="Times New Roman" fo:font-size="12pt" fo:language="en" fo:country="US" fo:font-weight="normal" officeooo:rsid="002bd33c" style:font-name-asian="Times New Roman" style:font-size-asian="12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officeooo:rsid="000f0aaf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c45cf"/>
    </style:style>
    <style:style style:name="T9" style:family="text">
      <style:text-properties officeooo:rsid="000d92a1"/>
    </style:style>
    <style:style style:name="T10" style:family="text">
      <style:text-properties officeooo:rsid="0010ffca"/>
    </style:style>
    <style:style style:name="T11" style:family="text">
      <style:text-properties officeooo:rsid="0012daf1"/>
    </style:style>
    <style:style style:name="T12" style:family="text">
      <style:text-properties officeooo:rsid="0016ba86"/>
    </style:style>
    <style:style style:name="T13" style:family="text">
      <style:text-properties officeooo:rsid="0018f059"/>
    </style:style>
    <style:style style:name="T14" style:family="text">
      <style:text-properties officeooo:rsid="0019ca22"/>
    </style:style>
    <style:style style:name="T15" style:family="text">
      <style:text-properties officeooo:rsid="0019d773"/>
    </style:style>
    <style:style style:name="T16" style:family="text">
      <style:text-properties officeooo:rsid="001b1454"/>
    </style:style>
    <style:style style:name="T17" style:family="text">
      <style:text-properties officeooo:rsid="001e89a1"/>
    </style:style>
    <style:style style:name="T18" style:family="text">
      <style:text-properties officeooo:rsid="002b10fa"/>
    </style:style>
    <style:style style:name="T19" style:family="text">
      <style:text-properties officeooo:rsid="002c45cf"/>
    </style:style>
    <style:style style:name="T20" style:family="text">
      <style:text-properties officeooo:rsid="002e623c"/>
    </style:style>
    <style:style style:name="T21" style:family="text">
      <style:text-properties officeooo:rsid="00310061"/>
    </style:style>
    <style:style style:name="Sect1" style:family="section">
      <style:section-properties text:dont-balance-text-columns="false" style:writing-mode="lr-tb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4"><text:alphabetical-index-mark-start text:id="IMark64852248"/>Guillermina's Lentil Soup<text:alphabetical-index-mark-end text:id="IMark64852248"/></text:h>
      <text:p text:style-name="HeadingRecipeHints">From New <text:span text:style-name="T11">Vegetarian</text:span> Epicure by Anna Thomas</text:p>
      <text:p text:style-name="HeadingRecipeHints">Prep Time: 60 minutes; </text:p>
      <text:p text:style-name="HeadingRecipeIngredients">Ingredients</text:p>
      <text:section text:style-name="Sect1" text:name="Section1">
        <text:p text:style-name="TextBodyIngredients">1 lb lentils</text:p>
        <text:p text:style-name="TextBodyIngredients">2 tsp salt, more to taste</text:p>
        <text:p text:style-name="TextBodyIngredients">3 medium carrots</text:p>
        <text:p text:style-name="TextBodyIngredients">2 stalks celery</text:p>
        <text:p text:style-name="TextBodyIngredients">½ bunch cilantro</text:p>
        <text:p text:style-name="TextBodyIngredients">6 green onions</text:p>
        <text:p text:style-name="TextBodyIngredients">8-10 chard, spinach or kale leaves</text:p>
        <text:p text:style-name="TextBodyIngredients">2 medium potatoes (1 ¼ lb)</text:p>
        <text:p text:style-name="TextBodyIngredients">1 large bell pepper</text:p>
        <text:p text:style-name="TextBodyIngredients">3-4 leeks, white only (~3 cups chopped)</text:p>
        <text:p text:style-name="P9">2-3 ripe tomatoes, <text:span text:style-name="T20">chopped</text:span></text:p>
        <text:p text:style-name="TextBodyIngredients">2 Tb<text:span text:style-name="T10">s</text:span> olive oil</text:p>
        <text:p text:style-name="TextBodyIngredients">4 cloves garlic, minced</text:p>
        <text:p text:style-name="TextBodyIngredients">2 Tb<text:span text:style-name="T10">s</text:span> cumin seeds</text:p>
        <text:p text:style-name="TextBodyIngredients">fresh-ground black pepper to taste</text:p>
        <text:p text:style-name="TextBodyIngredients">pinch of cayenne</text:p>
        <text:p text:style-name="TextBodyIngredients">juice 1 lemon</text:p>
      </text:section>
      <text:section text:style-name="Sect2" text:name="Section2">
        <text:p text:style-name="HeadingRecipeInstructions">Instructions</text:p>
        <text:list xml:id="list8240124626868361445" text:style-name="WW8Num2">
          <text:list-item text:start-value="1">
            <text:p text:style-name="P22">Boil the lentils in 3 ½ quarts of water (<text:span text:style-name="T21">14</text:span> cups), with a tsp of salt for 30 min.</text:p>
          </text:list-item>
          <text:list-item>
            <text:p text:style-name="P22">Meanwhile: peel &amp; slice the carrots; trim and slice the celery; wash the cilantro and remove the leaves; slice the onions, wash the chard, removing tough stems and chop; scrub the potat<text:span text:style-name="T10">o</text:span>es and cut into ¾-inch pieces; chop the tomato<text:span text:style-name="T10">e</text:span>s; trim and seed the bell pepper and coarsely dice; clean and chop the leeks.</text:p>
          </text:list-item>
          <text:list-item>
            <text:p text:style-name="P22"><text:span text:style-name="T3">Heat the oil and </text:span><text:span text:style-name="T5">sauté</text:span><text:span text:style-name="T3"> the leeks, green onions and garlic, stir</text:span><text:span text:style-name="T4">r</text:span><text:span text:style-name="T3">ing until softened and beginning to color. <text:s/>Add the chard and cook a few minutes more. <text:s/>Add the </text:span><text:span text:style-name="T5">sautéed</text:span><text:span text:style-name="T3"> mixture as well as the other vegetables and another tsp salt to the lentils. Simmer 30 min. more</text:span><text:span text:style-name="T2">.</text:span></text:p>
          </text:list-item>
          <text:list-item>
            <text:p text:style-name="P22">Toast the cumin seeds in a small skillet, stirring constantly until they release fragrance. <text:s/>Grind them and add to soup along with the pepper, cayenne and lemon juice. <text:s/>Note: Can use ground cumin instead of seeds.</text:p>
          </text:list-item>
        </text:list>
        <text:h text:style-name="P19" text:outline-level="4"><text:alphabetical-index-mark-start text:id="IMark64939192"/>Quick Chicken Barley Soup<text:alphabetical-index-mark-end text:id="IMark64939192"/></text:h>
        <text:p text:style-name="P14">Prep Time:<text:span text:style-name="T7"> </text:span><text:span text:style-name="T1">30 minutes</text:span> </text:p>
        <text:p text:style-name="P1">Ingredients</text:p>
        <text:section text:style-name="Sect1" text:name="Section8">
          <text:p text:style-name="P4">1 chicken breast</text:p>
          <text:p text:style-name="P4">2 quarts of chicken broth</text:p>
          <text:p text:style-name="P4">1/3 cup barley</text:p>
          <text:p text:style-name="P4">1-2 chopped onions</text:p>
          <text:p text:style-name="P4">3 medium carrots</text:p>
          <text:p text:style-name="P4">2 pieces of celery</text:p>
          <text:p text:style-name="P4">2 bouillon cubes</text:p>
          <text:p text:style-name="P4">curry powder, pepper</text:p>
          <text:p text:style-name="P4">frozen corn &amp; peas</text:p>
          <text:p text:style-name="P4">1 bunch of kale</text:p>
          <text:p text:style-name="P4">curry powder</text:p>
        </text:section>
        <text:p text:style-name="P10">Instructions</text:p>
        <text:list xml:id="list114236895029203" text:continue-list="list8240124626868361445" text:style-name="WW8Num2">
          <text:list-item text:start-value="1">
            <text:p text:style-name="P23"><text:span text:style-name="T6">Sauté</text:span> the chicken and chopped onions until cooked. </text:p>
          </text:list-item>
          <text:list-item>
            <text:p text:style-name="P23">Add chicken broth and barley. <text:s/>Let cook 10 minutes.</text:p>
          </text:list-item>
          <text:list-item>
            <text:p text:style-name="P23">Add carrots, celery, bouillon cubes and let cook 10 more minutes.</text:p>
          </text:list-item>
          <text:list-item>
            <text:p text:style-name="P23">Add the kale, frozen corn and peas and curry <text:span text:style-name="T6">powder</text:span>.</text:p>
          </text:list-item>
          <text:list-item>
            <text:p text:style-name="P23">Serve when barley is soft. About 10 more minutes.</text:p>
          </text:list-item>
        </text:list>
        <text:h text:style-name="P20" text:outline-level="4"><text:alphabetical-index-mark-start text:id="IMark64244232"/>Butternut Squash and Pear Soup<text:alphabetical-index-mark-end text:id="IMark64244232"/></text:h>
        <text:p text:style-name="P16">Prep Time:<text:span text:style-name="T7"> </text:span><text:span text:style-name="T8">15 minutes<text:tab/>Cook Time: 6</text:span><text:span text:style-name="T1">0 minutes</text:span> </text:p>
        <text:p text:style-name="P2">Ingredients</text:p>
        <text:section text:style-name="Sect1" text:name="Section4">
          <text:p text:style-name="P7">1<text:span text:style-name="T19">lb butternut squash (~10 oz trimmed and seeded)</text:span></text:p>
          <text:p text:style-name="P8">1 large yam (~10 oz)</text:p>
          <text:p text:style-name="P8">2 cups vegetable broth</text:p>
          <text:p text:style-name="P8">1 ½ cups water</text:p>
          <text:p text:style-name="P8">1 stick cinnamon</text:p>
          <text:p text:style-name="P8">¾ tsp salt</text:p>
          <text:p text:style-name="P7">2 <text:span text:style-name="T19">Tbs butternut</text:span></text:p>
          <text:p text:style-name="P8">2 medium onions, sliced</text:p>
          <text:p text:style-name="P8">3 large Anjou or Bartlett pears</text:p>
          <text:p text:style-name="P8">1/3 cup dry white wine</text:p>
          <text:p text:style-name="P8">¼ cup half and half</text:p>
          <text:p text:style-name="P8">white pepper to taste</text:p>
        </text:section>
        <text:p text:style-name="P12">Instructions</text:p>
        <text:list xml:id="list114235261985340" text:continue-list="list114236895029203" text:style-name="WW8Num2">
          <text:list-item text:start-value="1">
            <text:p text:style-name="P25">Peel, seed, and dice the squash.</text:p>
          </text:list-item>
          <text:list-item>
            <text:p text:style-name="P25">Peel and dice the yam.</text:p>
          </text:list-item>
          <text:list-item>
            <text:p text:style-name="P25">Put both the yam and squash in a pot with broth, water, cinnamon stick and salt, and simmer until tender, about 40 minutes.</text:p>
          </text:list-item>
          <text:list-item>
            <text:p text:style-name="P25">Melt the butter and gently cook the onions in it, stirring occasionally, until it begins to caramelize. <text:s/>Peel, core, and thinly slice the pears and add them to the onions. <text:s/>Continue cooking for about 5 minutes, stirring often. <text:s/></text:p>
          </text:list-item>
          <text:list-item>
            <text:p text:style-name="P25">Add the wine and cover and simmer for 10 minutes.</text:p>
          </text:list-item>
          <text:list-item>
            <text:p text:style-name="P25">Add the pear mixture to the soup and puree everything in a blender in batches.</text:p>
          </text:list-item>
          <text:list-item>
            <text:p text:style-name="P25">Add the cream and some white pepper and bit more salt, only if needed.</text:p>
          </text:list-item>
          <text:list-item>
            <text:p text:style-name="P25">Heat the soup again just to a simmer, but do not boil.</text:p>
          </text:list-item>
          <text:list-item>
            <text:p text:style-name="P25">Serve with chopped chives or springs of cilantro.</text:p>
          </text:list-item>
          <text:list-item>
            <text:p text:style-name="P25">Serves 6-8 people.</text:p>
          </text:list-item>
        </text:list>
        <text:h text:style-name="P21" text:outline-level="4"><text:alphabetical-index-mark-start text:id="IMark64237272"/>Corn and Squash Soup<text:alphabetical-index-mark-end text:id="IMark64237272"/></text:h>
        <text:p text:style-name="P15">From New <text:span text:style-name="T6">Vegetarian</text:span> Epicure by Anna Thomas; </text:p>
        <text:p text:style-name="P15">Prep Time: 60 minutes;</text:p>
        <text:p text:style-name="HeadingRecipeIngredients">Ingredients</text:p>
        <text:section text:style-name="Sect1" text:name="Section3">
          <text:p text:style-name="P5">4-5 kale leaves</text:p>
          <text:p text:style-name="P5">1 large potato, cut into 1/2-inch pieces</text:p>
          <text:p text:style-name="P5">3-4 cups cubed Tahitian squash</text:p>
          <text:p text:style-name="P5">1 cup fresh tomatoes, peeled and coarsely chopped</text:p>
          <text:p text:style-name="P5">¾ cups green onions</text:p>
          <text:p text:style-name="P5">1 tsp salt, more to taste</text:p>
          <text:p text:style-name="P5">1 ½ onions</text:p>
          <text:p text:style-name="P5">1 Tb<text:span text:style-name="T10">s</text:span> olive oil</text:p>
          <text:p text:style-name="P5">1 medium green bell pepper</text:p>
          <text:p text:style-name="P5">1 medium red bell pepper</text:p>
          <text:p text:style-name="P5">4 large ears sweet corn (~4 cups)</text:p>
          <text:p text:style-name="P5">3 cups vegetable broth</text:p>
          <text:p text:style-name="P5">1 ½ Tb<text:span text:style-name="T10">s</text:span> cumin seeds, lightly toasted &amp; ground </text:p>
          <text:p text:style-name="P5">½ cup coarsely chopped fresh cilantro</text:p>
          <text:p text:style-name="P3">Garnish: fresh lime or lemon wedges</text:p>
        </text:section>
        <text:p text:style-name="P11">Instructions</text:p>
        <text:list xml:id="list114237096207357" text:continue-list="list114235261985340" text:style-name="WW8Num2">
          <text:list-item text:start-value="1">
            <text:p text:style-name="P24">Trim Kale, cut leaves lengthwise, then slice thickly. <text:s/></text:p>
          </text:list-item>
          <text:list-item>
            <text:p text:style-name="P24">Combine the kale, potato, squash, tomatoes &amp; green onions in large pot and add enough water to cover. <text:s/>Add 1 tsp salt.</text:p>
          </text:list-item>
          <text:list-item>
            <text:p text:style-name="P24">Simmer until potatoes &amp; squash are tender. <text:s/>(~20 min).</text:p>
          </text:list-item>
          <text:list-item>
            <text:p text:style-name="P24">Meanwhile, chop the onions and <text:span text:style-name="T6">sauté</text:span> in olive oil. <text:s/>Trim the peppers and cut them into ½ in diced pieces and add to the onions.</text:p>
          </text:list-item>
          <text:list-item>
            <text:p text:style-name="P24"><text:span text:style-name="T17">Sauté</text:span> the vegetables, stirring often until the onions begin to brown. <text:s/>Slice the kernels off the corn. </text:p>
          </text:list-item>
          <text:list-item>
            <text:p text:style-name="P24">When the potatoes are tender, add <text:span text:style-name="T6">sautéed</text:span> vegetables and corn to the soup as well as the vegetable broth. <text:s/></text:p>
          </text:list-item>
          <text:list-item>
            <text:p text:style-name="P24">Continue simmering for 10 minutes.</text:p>
          </text:list-item>
          <text:list-item>
            <text:p text:style-name="P24">Lightly toast the cumin seeds, then grind and put into the soup. Stir in the cilantro leaves and tastes &amp; correct the seasoning.</text:p>
          </text:list-item>
          <text:list-item>
            <text:p text:style-name="P24">Serve with a squeeze of fresh lime or lemon and pas <text:span text:style-name="T6">Chile</text:span> salsa around or <text:span text:style-name="T6">Chile</text:span> flakes.</text:p>
          </text:list-item>
        </text:list>
      </text:section>
      <text:section text:style-name="Sect2" text:name="Section6">
        <text:p text:style-name="P13"/>
        <text:h text:style-name="P18" text:outline-level="4"><text:alphabetical-index-mark-start text:id="IMark64270312"/>Gazpacho<text:alphabetical-index-mark-end text:id="IMark64270312"/></text:h>
        <text:p text:style-name="HeadingRecipeHints"><text:span text:style-name="T12">20-30 minutes to prepare; 2 hours to chill; </text:span>Serves 6</text:p>
        <text:p text:style-name="HeadingRecipeIngredients">Ingredients:</text:p>
        <text:section text:style-name="Sect1" text:name="Section9">
          <text:section text:style-name="Sect3" text:name="Section7">
            <text:p text:style-name="TextBodyIngredients">4 cups cold tomato juice</text:p>
            <text:p text:style-name="TextBodyIngredients">1 small well minced <text:span text:style-name="T14">red </text:span>onion </text:p>
            <text:p text:style-name="TextBodyIngredients"><text:span text:style-name="T13">4 </text:span>cups freshly diced tomatoes</text:p>
            <text:p text:style-name="TextBodyIngredients"><text:span text:style-name="T16">2</text:span> tsp honey</text:p>
            <text:p text:style-name="TextBodyIngredients"><text:span text:style-name="T9">1 medium cucumber seeded &amp; coarsely chopped</text:span> </text:p>
            <text:p text:style-name="TextBodyIngredients">2 scallions, chopped</text:p>
            <text:p text:style-name="TextBodyIngredients">juice of ½ lemon + 1 lime</text:p>
            <text:p text:style-name="TextBodyIngredients"><text:span text:style-name="T9">1 tsp each dry or 2 Tbs fresh basil &amp; tarragon</text:span><text:line-break/><text:span text:style-name="T13">2 tsp or more cumin</text:span></text:p>
            <text:p text:style-name="TextBodyIngredients">¼ cup freshly chopped parsley</text:p>
            <text:p text:style-name="TextBodyIngredients">dash <text:span text:style-name="T15">or to taste</text:span> of <text:span text:style-name="T15">Tabasco</text:span> sauce</text:p>
            <text:p text:style-name="TextBodyIngredients"><text:span text:style-name="T12">2</text:span> Tb<text:span text:style-name="T10">s</text:span> olive oil</text:p>
            <text:p text:style-name="TextBodyIngredients">2 tsp salt</text:p>
            <text:p text:style-name="TextBodyIngredients"><text:span text:style-name="T12">1</text:span> cloves garlic, <text:span text:style-name="T12">crushed</text:span></text:p>
            <text:p text:style-name="P6">2 Tb<text:span text:style-name="T18">s</text:span> balsamic vinegar</text:p>
          </text:section>
        </text:section>
        <text:p text:style-name="HeadingRecipeInstructions">Instructions</text:p>
        <text:list xml:id="list7458911163797578223" text:style-name="TextRecipeNumbering">
          <text:list-item text:start-value="1">
            <text:p text:style-name="TextInstructionsNumbered">Put onion in processor &amp; chop. <text:s/><text:span text:style-name="T12">Combine all other ingredients and chill for at least 2 hours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Symbol1" svg:font-family="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Lucida Sans Unicode1" svg:font-family="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FB849EEA078823E6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 fo:break-before="page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3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Times New Roman" fo:font-family="'Times New Roman'" style:font-family-generic="roman" style:font-pitch="variable" fo:font-size="12pt" fo:language="en" fo:country="US" fo:font-style="italic" fo:font-weight="normal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italic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normal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Lucida Sans Unicode1" style:font-family-asian="'Lucida Sans Unicode'" style:font-family-generic-asian="swiss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Lucida Sans Unicode1" style:font-family-asian="'Lucida Sans Unicode'" style:font-family-generic-asian="swiss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1" fo:font-family="Symbol" fo:language="en" fo:country="US" style:font-name-complex="OpenSymbol" style:font-family-complex="OpenSymbol, 'Arial Unicode MS'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Times New Roman" fo:font-family="'Times New Roman'" style:font-family-generic="roman" style:font-pitch="variable" fo:font-size="12pt" fo:language="en" fo:country="US" fo:font-style="normal" fo:font-weight="normal" style:letter-kerning="true" style:font-name-asian="Times New Roman" style:font-family-asian="'Times New Roman'" style:font-family-generic-asian="roman" style:font-pitch-asian="variable" style:font-size-asian="12pt" style:language-asian="zxx" style:country-asian="none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 style:font-weight-complex="normal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plaincharacterwrap_20_break" style:display-name="plaincharacterwrap break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text:style-name="WW8Num2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ightPageRecipe" style:page-layout-name="Mpm2" style:next-style-name="MirrorPageRecipe"/>
    <style:master-page style:name="MirrorPageRecipe" style:page-layout-name="Mpm3"/>
    <style:master-page style:name="RecipeHalfPageStyle" style:page-layout-name="Mpm1"/>
    <style:master-page style:name="TitlePageStyle" style:page-layout-name="Mpm4"/>
    <style:master-page style:name="SpineTitlePageStyle" style:page-layout-name="Mpm5"/>
    <style:master-page style:name="RecipeHalfPageRightStyle" style:page-layout-name="Mpm6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date>2018-12-02T11:42:34.906097352</dc:date>
    <meta:print-date>2016-06-27T18:26:26.140408407</meta:print-date>
    <meta:editing-cycles>41</meta:editing-cycles>
    <meta:editing-duration>PT8H22M31S</meta:editing-duration>
    <meta:generator>LibreOffice/5.0.3.2$Linux_X86_64 LibreOffice_project/00m0$Build-2</meta:generator>
    <dc:creator>David Holland-Moritz</dc:creator>
    <meta:printed-by>David Holland-Moritz</meta:printed-by>
    <meta:document-statistic meta:table-count="0" meta:image-count="0" meta:object-count="0" meta:page-count="5" meta:paragraph-count="120" meta:word-count="924" meta:character-count="4944" meta:non-whitespace-character-count="4114"/>
  </office:meta>
</office:document-meta>
</file>